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4c4c4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string">
            <text:p>TN #3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1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table:style-name="ce2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09:51:3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7:18.77</meta:print-date>
    <dc:date>2012-04-27T09:51:36.03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